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186000000FB25011A9E.png" manifest:media-type="image/png"/>
  <manifest:file-entry manifest:full-path="Pictures/1000020100000180000000E3B56A633D.png" manifest:media-type="image/png"/>
  <manifest:file-entry manifest:full-path="Pictures/10000201000001740000009913319101.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 svg:font-family="OpenSymbol, 'Arial Unicode MS'"/>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language="es" fo:country="ES" style:text-underline-style="none" fo:font-weight="normal" style:font-size-asian="14pt" style:font-weight-asian="normal" style:font-size-complex="14pt" style:font-weight-complex="normal"/>
    </style:style>
    <style:style style:name="P3" style:family="paragraph" style:parent-style-name="Standard">
      <style:paragraph-properties fo:text-align="justify" style:justify-single-word="false"/>
      <style:text-properties fo:language="es" fo:country="ES" style:text-underline-style="none"/>
    </style:style>
    <style:style style:name="P4" style:family="paragraph" style:parent-style-name="Standard">
      <style:paragraph-properties fo:text-align="justify" style:justify-single-word="false"/>
      <style:text-properties fo:language="es" fo:country="ES" style:text-underline-style="none" fo:font-weight="normal" style:font-weight-asian="normal" style:font-weight-complex="normal"/>
    </style:style>
    <style:style style:name="P5" style:family="paragraph" style:parent-style-name="Standard">
      <style:paragraph-properties fo:text-align="justify" style:justify-single-word="false"/>
      <style:text-properties fo:language="es" fo:country="ES" fo:font-weight="bold" style:font-weight-asian="bold" style:font-weight-complex="bold"/>
    </style:style>
    <style:style style:name="P6" style:family="paragraph" style:parent-style-name="Standard">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fo:language="es" fo:country="ES" style:text-underline-style="none" fo:font-weight="normal" style:font-name-asian="Times New Roman" style:font-size-asian="12pt" style:font-weight-asian="normal" style:font-name-complex="Times New Roman" style:font-size-complex="12pt" style:font-weight-complex="normal"/>
    </style:style>
    <style:style style:name="P8" style:family="paragraph" style:parent-style-name="Standard">
      <style:paragraph-properties fo:text-align="justify" style:justify-single-word="false"/>
      <style:text-properties fo:font-size="12pt" fo:language="es" fo:country="ES" style:text-underline-style="none" style:font-size-asian="12pt" style:font-size-complex="12pt"/>
    </style:style>
    <style:style style:name="P9" style:family="paragraph" style:parent-style-name="Standard">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text-properties fo:font-weight="normal" style:font-weight-asian="normal" style:font-weight-complex="normal"/>
    </style:style>
    <style:style style:name="P11" style:family="paragraph" style:parent-style-name="Standard">
      <style:paragraph-properties fo:margin-left="-0.026cm" fo:margin-right="0cm" fo:text-align="justify" style:justify-single-word="false" fo:text-indent="0cm" style:auto-text-indent="false"/>
      <style:text-properties fo:font-size="12pt" fo:language="es" fo:country="ES" style:text-underline-style="none" fo:font-weight="normal" style:font-size-asian="12pt" style:font-weight-asian="normal" style:font-size-complex="12pt" style:font-weight-complex="normal"/>
    </style:style>
    <style:style style:name="P12" style:family="paragraph" style:parent-style-name="Standard" style:list-style-name="WW8Num2">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13" style:family="paragraph" style:parent-style-name="Standard" style:list-style-name="WW8Num3">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14" style:family="paragraph" style:parent-style-name="Standard" style:list-style-name="WW8Num5">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15" style:family="paragraph" style:parent-style-name="Standard">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16" style:family="paragraph" style:parent-style-name="Standard" style:list-style-name="WW8Num5">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17" style:family="paragraph" style:parent-style-name="Standard" style:list-style-name="WW8Num7">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language="es" fo:country="ES" style:text-underline-style="none" style:font-size-asian="12pt" style:font-size-complex="12pt"/>
    </style:style>
    <style:style style:name="P20" style:family="paragraph" style:parent-style-name="Standard" style:list-style-name="WW8Num6">
      <style:paragraph-properties fo:text-align="justify" style:justify-single-word="false"/>
      <style:text-properties fo:font-size="12pt" fo:language="es" fo:country="ES" style:text-underline-style="none" style:font-size-asian="12pt" style:font-size-complex="12pt"/>
    </style:style>
    <style:style style:name="P21" style:family="paragraph" style:parent-style-name="Standard" style:list-style-name="WW8Num6">
      <style:text-properties fo:font-size="12pt" fo:language="es" fo:country="ES" style:text-underline-style="none" style:font-size-asian="12pt" style:font-size-complex="12pt"/>
    </style:style>
    <style:style style:name="P22" style:family="paragraph" style:parent-style-name="Standard" style:list-style-name="WW8Num6"/>
    <style:style style:name="P23" style:family="paragraph" style:parent-style-name="Standard" style:list-style-name="WW8Num7">
      <style:paragraph-properties fo:text-align="justify" style:justify-single-word="false"/>
    </style:style>
    <style:style style:name="P24" style:family="paragraph" style:parent-style-name="Standard">
      <style:paragraph-properties fo:text-align="justify" style:justify-single-word="false"/>
      <style:text-properties fo:language="es" fo:country="ES" style:text-underline-style="none"/>
    </style:style>
    <style:style style:name="P25" style:family="paragraph" style:parent-style-name="Standard" style:list-style-name="WW8Num1" style:master-page-name="Standard">
      <style:paragraph-properties fo:text-align="justify" style:justify-single-word="false" style:page-number="auto"/>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26" style:family="paragraph" style:parent-style-name="Text_20_body" style:list-style-name="WW8Num4">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size="12pt" style:font-size-asian="12pt" style:font-size-complex="12pt"/>
    </style:style>
    <style:style style:name="T3" style:family="text">
      <style:text-properties fo:font-size="12pt" fo:language="es" fo:country="ES" style:text-underline-style="none" style:font-size-asian="12pt" style:font-size-complex="12pt"/>
    </style:style>
    <style:style style:name="T4" style:family="text">
      <style:text-properties fo:font-size="12pt" fo:language="es" fo:country="ES" style:text-underline-style="none" fo:font-weight="bold" style:font-size-asian="12pt" style:font-weight-asian="bold" style:font-size-complex="12pt" style:font-weight-complex="bold"/>
    </style:style>
    <style:style style:name="T5" style:family="text">
      <style:text-properties fo:font-size="12pt" fo:language="es" fo:country="ES" style:text-underline-style="none" fo:font-weight="normal" style:font-size-asian="12pt" style:font-weight-asian="normal" style:font-size-complex="12pt" style:font-weight-complex="normal"/>
    </style:style>
    <style:style style:name="T6" style:family="text">
      <style:text-properties fo:font-size="12pt" style:text-underline-style="none" style:font-size-asian="12pt" style:font-size-complex="12pt"/>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4pt" style:font-size-asian="14pt" style:font-size-complex="14pt"/>
    </style:style>
    <style:style style:name="T9" style:family="text">
      <style:text-properties fo:font-size="14pt" style:text-underline-style="solid" style:text-underline-width="auto" style:text-underline-color="font-color" style:font-size-asian="14pt" style:font-size-complex="14pt"/>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weight="bold" style:font-weight-asian="bold" style:font-weight-complex="bold"/>
    </style:style>
    <style:style style:name="T12" style:family="text">
      <style:text-properties style:font-size-asian="12pt"/>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049095187" text:style-name="WW8Num1">
        <text:list-item>
          <text:list>
            <text:list-item>
              <text:list>
                <text:list-item>
                  <text:list>
                    <text:list-item>
                      <text:list>
                        <text:list-item>
                          <text:p text:style-name="P25">Cloud Storage.</text:p>
                        </text:list-item>
                      </text:list>
                    </text:list-item>
                  </text:list>
                </text:list-item>
              </text:list>
            </text:list-item>
          </text:list>
        </text:list-item>
      </text:list>
      <text:p text:style-name="P2"><text:tab/></text:p>
      <text:p text:style-name="P6"><text:tab/>El Cloud Storage, o almacenamiento en la nube, es un modelo de almacenamiento basado en redes donde los datos son almacenados en piscinas virtuales de almacenamiento. </text:p>
      <text:p text:style-name="P6"><text:tab/>En las arquitecturas de almacenamiento en la nube, se persiguen cuatro objetivos, la agilidad, o capacidad de mover los datos al sitio adecuado para mejorar su disponibilidad, la escalabilidad, o capacidad de manejar crecientes cargas de trabajo, o de adaptarse para ser capaces de soportarlas, la elasticidad, o la capacidad de escalarse sin limites razonables, y la capacidad de ser multiusuario.</text:p>
      <text:p text:style-name="P6"><text:tab/>El Cloud Storage debe estar formado por servicios distribuidos que deben comportarse como un conjunto, debe ser tolerante a fallos a través de la redundancia de datos, debe ser duradero, sirviéndose de la creación de versiones de los documentos alojados, y debe ser consistente entre las diferentes versiones almacenadas.</text:p>
      <text:p text:style-name="P11"><text:tab/>Las principales preocupaciones de dichas soluciones son la seguridad ante posibles accesos indebidos, la estabilidad de la empresa proveedora, la accesibilidad de la información, y los costes hardware de la solución utilizada.</text:p>
      <text:p text:style-name="P6"><text:tab/>Actualmente, existen dos tipos de instalaciones de Cloud Storage, las realizadas en servidores externos, y las instalaciones locales que el administrador puede acomodar a sus necesidades. </text:p>
      <text:p text:style-name="P6"><text:tab/>En servidores externos, la compañías que ofrecen este servicio establecen una piscina de servidores virtuales en los que se aloja dicho almacenamiento y los pone a disposición del usuario. Este tipo de instalaciones goza de las mayores ventajas del Cloud Storage, que se apoyan en la disposición de grandes servidores de almacenamiento, y la delegación de la tarea de la administración y responsabilidades a la compañía encargada de ofrecer el servicio.</text:p>
      <text:p text:style-name="P6"><text:tab/>En las instalaciones locales, el usuario debe instalar la plataforma de almacenamiento en la nube, adaptarla a sus necesidades, y administrarla adecuadamente con el fin que persigue. Para el objetivo de este proyecto estudiaremos en mayor profundidad las soluciones locales.</text:p>
      <text:p text:style-name="P6"/>
      <text:list xml:id="list1264617461" text:style-name="WW8Num2">
        <text:list-item>
          <text:list>
            <text:list-item>
              <text:list>
                <text:list-item>
                  <text:p text:style-name="P12">Almacenamiento en soluciones libres y locales existentes.</text:p>
                </text:list-item>
              </text:list>
            </text:list-item>
          </text:list>
        </text:list-item>
      </text:list>
      <text:p text:style-name="P1"/>
      <text:list xml:id="list1925348375" text:style-name="WW8Num3">
        <text:list-item>
          <text:list>
            <text:list-item>
              <text:p text:style-name="P13">Amazon S3.</text:p>
            </text:list-item>
          </text:list>
        </text:list-item>
      </text:list>
      <text:p text:style-name="P4"><text:span text:style-name="T8"><text:tab/></text:span><text:span text:style-name="T2">La plataforma Amazon S3 no se trata expresamente de una plataforma libre, puesto que solo se ofrecen las distintas interfaces de comunicación de esta. Aun así es objeto de estudio debido a que algunas soluciones basan su almacenamiento en esta plataforma.</text:span></text:p>
      <text:p text:style-name="P10"><text:span text:style-name="T3"><text:tab/>La Amazon Simple Storage Service tiene como objetivo ser escalable, tener alta disponibilidad y baja latencia, a un bajo coste. Dispone de tres tipos de interfaces distintas, REST(Representational State Transfer), SOAP(</text:span>Simple Object Access Protocol) y BitTorrent. Las primera interfaz es la m<text:span text:style-name="T3">ás adoptada, se trata de una interfaz para sistemas distribuidos adoptada ampliamente en la World Wide Web. La segunda es una interfaz que cumple el mismo propósito que REST, pero basándose en tecnología XML. La tercera es una de las conocidas tecnologías P2P existentes. </text:span></text:p>
      <text:p text:style-name="P6"><text:tab/>Admite objetos de un tamaño inferior a 5 terabytes de información y los organiza en cubos. Para cada cubo y objeto, dentro de este, se dispone una lista de control de acceso que permite al usuario disponer de su información. Cada objeto en un cubo puede ser accedido directamente desde internet. Además, cada objeto es una semilla de la red BitTorrent que puede ser utilizada para reducir el ancho de banda utilizado durante la descarga.</text:p>
      <text:p text:style-name="P6"><text:tab/>Puesto que el principal uso de los cubos es almacenar páginas web, cada cubo puede ser configurado para almacenar los registros de acceso en un cubo gemelo, o réplica.</text:p>
      <text:p text:style-name="P6"><text:tab/></text:p>
      <text:list xml:id="list1527081153" text:continue-numbering="true" text:style-name="WW8Num3">
        <text:list-item>
          <text:list>
            <text:list-item>
              <text:p text:style-name="P13">OpenNebula.</text:p>
            </text:list-item>
          </text:list>
        </text:list-item>
      </text:list>
      <text:p text:style-name="P8"><text:span text:style-name="T11"><text:tab/></text:span><text:span text:style-name="T1">Aunque la plataforma de Cloud Computing de OpenNebula es compatible con la interfaz </text:span><text:soft-page-break/><text:span text:style-name="T1">Amazon EC2 Query Interface, lo que le ofrece compatibilidad con la plataforma de almacenamiento Amazon S3, dicha plataforma goza de un subsistema de almacenamiento propio. </text:span></text:p>
      <text:p text:style-name="P6"><text:tab/>El subsistema está ideado para almacenar máquinas virtuales únicamente. Dicha plataforma se compone de una serie de drivers divididos en dos tipos, data store drivers, o drivers de almacenamiento de datos, y transfer manager drivers, o drivers de gestión de transferencia. Los primeros se encargan de ofrecer las funcionalidades de creación, eliminación y modificación de las máquinas virtuales. Los segundos se encargan de realizar las transferencias a otras localizaciones, clonación y enlace.</text:p>
      <text:p text:style-name="P6"/>
      <text:list xml:id="list1201965789" text:continue-numbering="true" text:style-name="WW8Num3">
        <text:list-item>
          <text:list>
            <text:list-item>
              <text:p text:style-name="P13">Nimbus.</text:p>
            </text:list-item>
          </text:list>
        </text:list-item>
      </text:list>
      <text:p text:style-name="P3"><text:span text:style-name="T10"><text:tab/></text:span><text:span text:style-name="T7">La plataforma Nimbus utiliza una implementación propia y libre de la API REST(Representational State Transfer) de Amazon S3, llamada Cumulus, para su almacenamiento.</text:span></text:p>
      <text:p text:style-name="P6"/>
      <text:list xml:id="list693249714" text:continue-numbering="true" text:style-name="WW8Num3">
        <text:list-item>
          <text:list>
            <text:list-item>
              <text:p text:style-name="P13">OpenStack.</text:p>
            </text:list-item>
          </text:list>
        </text:list-item>
      </text:list>
      <text:p text:style-name="P4"><text:span text:style-name="T8"><text:tab/></text:span><text:span text:style-name="T2">Dicha solución se divide en tres partes bien diferenciadas para ofrecer una nube personal, estas son Nova, para la ejecución de software, Swift, para el almacenamiento, y Glance, para la gestión de imágenes virtuales. Esto le ofrece la capacidad de poder instalar solo el componente necesario para las necesidades del usuario. Swift es capaz de almacenar objetos o bloques indistintamente, permitiendo no solo el almacenamiento de imágenes virtuales, sino de cualquier tipo de información. </text:span></text:p>
      <text:p text:style-name="P6"><text:tab/>Esta solución es escalable, distribuida, admite redundancia de datos, y propone al usuario una API de programación. Dicha API es compatible con las soluciones de almacenamiento masivo NetApp, Nexenta, SolidFire y Amazon S3. El soporte de bloques permite que cualquier dispositivo de bloques(p. e. un disco duro, una cinta magnética, o una imagen virtual) pueda añadirse al sistema de almacenamiento distribuido de forma transparente.</text:p>
      <text:p text:style-name="P6"><text:tab/>Su organización se basa en clusteres de almacenamiento, y cada objeto se distribuye entre diferentes nodos de la red. El sistema garantiza la persistencia de bloques y capacidad de realizar instantaneas(snapshots) del almacenamiento para labores de salvaguardas.</text:p>
      <text:p text:style-name="P6"/>
      <text:list xml:id="list1344121904" text:continue-numbering="true" text:style-name="WW8Num3">
        <text:list-item>
          <text:list>
            <text:list-item>
              <text:p text:style-name="P13">OpenQRM.</text:p>
            </text:list-item>
          </text:list>
        </text:list-item>
      </text:list>
      <text:p text:style-name="P4"><text:span text:style-name="T8"><text:tab/></text:span><text:span text:style-name="T2">En <text:s/>el caso de OpenQRM nos encontramos con una solución propia, basada en el sistema de plugins para la plataforma. Dichos plugins se encargan de dar soporte por separado a los distintos tipos de almacenamientos reales en las distintas máquinas. Entre ellos podemos encontrarnos los siguientes plugins, que nos dan una idea del tipo de almacenamiento tratado: netapp-storage, nfs-storage, local-storage, iscsi-storage, lvm-storage, xen-storage y kvm-storage, </text:span></text:p>
      <text:p text:style-name="P6"/>
      <text:list xml:id="list282849919" text:continue-numbering="true" text:style-name="WW8Num3">
        <text:list-item>
          <text:list>
            <text:list-item>
              <text:p text:style-name="P13">Eucalyptus.</text:p>
            </text:list-item>
          </text:list>
        </text:list-item>
      </text:list>
      <text:p text:style-name="P4"><text:span text:style-name="T8"><text:tab/></text:span><text:span text:style-name="T2">Entre los distintos componentes de esta solución de Cloud Computing se encuentra el Storage Controller, o controlador de almacenamiento. Dicho componente implementa el sistema de almacenamiento Amazon EBS, Elastic Block Store, el cual provee de dispositivos de bloques brutos a la plataforma, siguiendo la estructura detallada en la plataforma Amazon S3.</text:span></text:p>
      <text:p text:style-name="P6"/>
      <text:list xml:id="list1968793450" text:continue-numbering="true" text:style-name="WW8Num3">
        <text:list-item>
          <text:list>
            <text:list-item>
              <text:p text:style-name="P13">CloudStack.</text:p>
            </text:list-item>
          </text:list>
        </text:list-item>
      </text:list>
      <text:p text:style-name="P4"><text:span text:style-name="T8"><text:tab/></text:span><text:span text:style-name="T2">Esta plataforma se nutre de la solución de almacenamiento de OpenStack, Swift, estudiada anteriormente.</text:span></text:p>
      <text:p text:style-name="P6"/>
      <text:list xml:id="list1032182382" text:continue-numbering="true" text:style-name="WW8Num3">
        <text:list-item>
          <text:list>
            <text:list-item>
              <text:p text:style-name="P13">Abiquo Open source edition.</text:p>
            </text:list-item>
          </text:list>
        </text:list-item>
      </text:list>
      <text:p text:style-name="P6"><text:tab/>En esta plataforma nos encontramos con que el almacenamiento es independiente al resto de la plataforma, ofreciendo solo almacenamiento virtual de dos tipos: asistido, o genérico iSCSI. En el caso del almacenamiento asistido la plataforma ofrece almacenamiento como servicio directamente al usuario. En el caso del almacenamiento genérico iSCSI, el usuario dispone de un <text:soft-page-break/>almacenamiento preconfigurado por el administrador del sistema, habitualmente una máquina virtual. Para ello se apoya en un conjunto de plugins, al igual que OpenQRM, que dan soporte a los siguientes tipos de almacenamiento: LVM y iSCSI Linux, Nexenta, NetApp. Aparte se ofrece una API de desarrollo para facilitar el soporte de otras plataformas como Dell Equallogic, IBM Volume Manager.</text:p>
      <text:p text:style-name="P6"/>
      <text:list xml:id="list143343825" text:continue-numbering="true" text:style-name="WW8Num3">
        <text:list-item>
          <text:p text:style-name="P13">Swiftness.</text:p>
        </text:list-item>
      </text:list>
      <text:p text:style-name="P6"><text:tab/>El objetivo principal de Swiftness es ofrecer drivers de código abierto, para los distintos sistemas operativos existentes, y para la administración de las soluciones de almacenamiento distribuidos basadas en Swift de OpenStack. Swift nos ofrece la posibilidad de disponer del almacenamiento requerido en nuestra propia nube privada, prescindiendo de componentes innecesarios como los de computación en la nube o administración de maquinas virtuales. Al no estar su almacenamiento orientado exclusivamente al alojamiento de máquinas virtuales, Swift se convierte en una solución perfecta para establecer modelo de negocio que quiera mantener datos de forma segura en la red, pudiéndose plantear un modelo de negocio basado en la instalación y mantenimiento de nubes privadas, de almacenamiento o de computación. Swiftness permitirá acelerar cualquier tarea relacionada con el almacenamiento permitiendo mejorar el margen de beneficios en dichos servicios.</text:p>
      <text:p text:style-name="P6"><text:tab/>Para ello Swiftness propone una capa de abstracción de software que se interpondrá entre el núcleo del sistema operativo y el sistema de ficheros del cliente.</text:p>
      <text:p text:style-name="P6"/>
      <text:list xml:id="list1527146446" text:continue-numbering="true" text:style-name="WW8Num3">
        <text:list-item>
          <text:p text:style-name="P13">Swift.</text:p>
        </text:list-item>
      </text:list>
      <text:p text:style-name="P6"><text:tab/>Este componente de la nube propuesta por Openstack se compone de cuatro servidores que se comunican para ofrecer el servicio propuesto. Estos son, un servidor de cuentas, un servidor de contenedores, un servidor de objetos y un servidor proxy para distribuir las peticiones entre el resto de servidores. De esta forma, para realizar cualquier transacción, el cliente deberá solicitar, al servidor de cuentas, acceso a la plataforma. Validado su acceso, dispondrá de acceso al contenedor asociado a su cuenta, y a los objetos asociados a este contenedor, cada uno de ellos gestionado por su servidor correspondiente. El cliente debe comunicarse con el servidor proxy para realizar cualquier petición, el cual ejerce de fachada aislando al resto de servidores. La organización de estos seria la siguiente:</text:p>
      <text:p text:style-name="P6"><text:tab/></text:p>
      <text:p text:style-name="P18"><draw:frame draw:style-name="fr2" draw:name="gráficos4" text:anchor-type="char" svg:y="0cm" svg:width="9.839cm" svg:height="4.045cm" draw:z-index="2"><draw:image xlink:href="Pictures/10000201000001740000009913319101.png" xlink:type="simple" xlink:show="embed" xlink:actuate="onLoad"/></draw:frame><text:span text:style-name="T10"><text:tab/></text:span><text:span text:style-name="T12">Para el objetivo de este proyecto, todos los servidores pueden ser tratados como una caja negra que se dedica al almacenamiento y distribución de datos, excepto el servidor proxy del cual estudiaremos en mayor profundidad su API.</text:span></text:p>
      <text:p text:style-name="P3"><text:span text:style-name="T7"><text:tab/></text:span></text:p>
      <text:list xml:id="list162005834" text:continue-numbering="true" text:style-name="WW8Num3">
        <text:list-item>
          <text:list>
            <text:list-item>
              <text:p text:style-name="P13">Swift proxy server.</text:p>
            </text:list-item>
          </text:list>
        </text:list-item>
      </text:list>
      <text:p text:style-name="P6"><text:tab/>La comunicación con este componente, se basa en el envio de peticiones HTTP. Dichas peticiones se gestionan mediante el uso de la operación GET, y deben contener unas cabeceras específicas para reconocer los distintos tipos de peticiones. Dichas peticiones disponen de una serie de restricciones detalladas a continuación:</text:p>
      <text:p text:style-name="P6"/>
      <text:list xml:id="list858917710" text:style-name="WW8Num4">
        <text:list-item>
          <text:p text:style-name="P26">El numero máximo de cabeceras por petición es 90.</text:p>
        </text:list-item>
        <text:list-item>
          <text:p text:style-name="P26"><text:soft-page-break/>La máxima longitud de las cabeceras es 4096 bytes.</text:p>
        </text:list-item>
        <text:list-item>
          <text:p text:style-name="P26">Cada linea de petición no debe tener más de 8192 bytes.</text:p>
        </text:list-item>
        <text:list-item>
          <text:p text:style-name="P26">Una petición no debe exceder el tamaño de 5 gigabytes.</text:p>
        </text:list-item>
        <text:list-item>
          <text:p text:style-name="P26">El nombre de un contenedor no puede ser mayor de 256 bytes.</text:p>
        </text:list-item>
        <text:list-item>
          <text:p text:style-name="P26">El nombre de un objeto no puede ser mayor que 1024 bytes.</text:p>
        </text:list-item>
      </text:list>
      <text:p text:style-name="P6"/>
      <text:p text:style-name="P6"><text:tab/>La operaciones posibles sobre el almacenamiento se dividen entre los tres servidores de gestión de este. Detallamos a continuación las operaciones relevantes:</text:p>
      <text:p text:style-name="P6"/>
      <text:list xml:id="list2106677253" text:style-name="WW8Num5">
        <text:list-item>
          <text:p text:style-name="P14">Servidor de cuentas.</text:p>
          <text:list>
            <text:list-item>
              <text:p text:style-name="P16">Listado de contenedores.</text:p>
            </text:list-item>
          </text:list>
        </text:list-item>
        <text:list-item>
          <text:p text:style-name="P14">Servidor de contenedores.</text:p>
          <text:list>
            <text:list-item>
              <text:p text:style-name="P16">Listado de objetos en el contenedor.</text:p>
            </text:list-item>
            <text:list-item>
              <text:p text:style-name="P16">Creación de contenedores.</text:p>
            </text:list-item>
            <text:list-item>
              <text:p text:style-name="P16">Eliminación de contenedores.</text:p>
            </text:list-item>
          </text:list>
        </text:list-item>
        <text:list-item>
          <text:p text:style-name="P14">Servidor de objetos.</text:p>
          <text:list>
            <text:list-item>
              <text:p text:style-name="P16">Recuperación de objetos.</text:p>
            </text:list-item>
            <text:list-item>
              <text:p text:style-name="P16">Creación/actualización de objetos.</text:p>
            </text:list-item>
            <text:list-item>
              <text:p text:style-name="P16">Copia de objetos.</text:p>
            </text:list-item>
            <text:list-item>
              <text:p text:style-name="P16">Eliminación de objetos.</text:p>
            </text:list-item>
          </text:list>
        </text:list-item>
      </text:list>
      <text:p text:style-name="P6"/>
      <text:p text:style-name="P8"><text:span text:style-name="T1"><text:tab/></text:span><text:span text:style-name="T11">NOTA! </text:span><text:span text:style-name="T1">Se añadirán operaciones conforme se descubra su necesidad.</text:span></text:p>
      <text:p text:style-name="P8"><text:span text:style-name="T1"/></text:p>
      <text:list xml:id="list402134481" text:continue-list="list162005834" text:style-name="WW8Num3">
        <text:list-item>
          <text:list>
            <text:list-item>
              <text:p text:style-name="P13">Entorno de operación.</text:p>
            </text:list-item>
          </text:list>
        </text:list-item>
      </text:list>
      <text:p text:style-name="P18"><text:tab/>Para poder comprobar que nuestros drivers funcionan correctamente, es necesario preparar un servidor Openstack Swift donde poder realizar las conexiones pertinentes. Para este proyecto, hemos elegido utilizar una máquina virtual utilizando la tecnología de virtualización KVM, propia del núcleo de linux. La máquina ha sido dotada de un sistema operativo Debian GNU/Linux en su versión de pruebas(actualmente Debian GNU/Linux Wheezy), y dispone de dirección IP propia dentro de la red gracias a la compatibilidad de KVM con los puentes virtuales que ofrece Linux. Además del software básico que se instala automáticamente con la distribución, se le ha añadido un servidor OpenSSH para realizar conexiones seguras a la máquina y los paquetes, incluidos en los repositorios de la distribución, de Openstack Swift. De esta forma puede ejecutarse la máquina virtual como si de un servidor del sistema real se tratara, y podemos realizar cualquier prueba pertinente de nuestros drivers. Para la configuración del servidor Swift, hemos seguido las instrucciones detalladas en la documentación de Openstack SAIO(Swift All In One).</text:p>
      <text:p text:style-name="P6"/>
      <text:list xml:id="list404619975" text:continue-numbering="true" text:style-name="WW8Num3">
        <text:list-item>
          <text:p text:style-name="P13">Linux.</text:p>
        </text:list-item>
      </text:list>
      <text:p text:style-name="P6"><text:tab/>En el conocido sistema operativo libre, creado por Linus Torvalds y publicado en el año 1991, los programas en espacio de usuario deben comunicarse con el núcleo a través de módulos que permitan la gestión de dispositivos en el sistema. Dichos módulos representan tres tipos de dispositivos: de caracteres, de bloques, y de red. </text:p>
      <text:p text:style-name="P6"><text:tab/>Los dispositivos de caracteres son aquellos que se comunican mediante flujos de caracteres secuenciales, un ejemplo sencillo es el teclado, que puede ser accedido, y la información transmitida es un flujo de caracteres secuencial, si tecleas una palabra, esta se tratará en su estricto orden, y no en otro distinto. Los dispositivos de bloque suelen ser dispositivos de almacenamiento masivo y se estructuran en bloques o porciones que accedidas en secuencias de operaciones, y sus bloques no necesariamente se acceden de manera secuencial. Por último, los dispositivos de red, se <text:soft-page-break/>encargan de cualquier tipo de comunicación con el exterior del sistema a través de sus interfaces de red, como las tarjetas Ethernet, modems, etc.</text:p>
      <text:p text:style-name="P6"><text:tab/>Los dispositivos representados no tienen la obligación de ser dispositivos reales, pudiendo permitirse la existencia de dispositivos virtuales que resuelvan un tipo de tarea determinada. Un ejemplo claro de dispositivo virtual es el dispositivo de generación de números aleatorios(accedido desde el fichero /dev/random), el cual no requiere de ningún hardware especifico para desempeñar su función.</text:p>
      <text:p text:style-name="P6"><text:tab/>La intención principal de Swiftness es proveer de un dispositivo de bloques que sea capaz de acceder al servidor Swift de Openstack, como si de un dispositivo local se tratara. Esto conlleva la clara diferencia de que, si detrás de un driver de dispositivo de bloques solemos encontrar dispositivos de almacenamiento físicos(como por ejemplo, un disco duro, una cinta magnética o un CD-ROM), en este caso nos encontraremos con una interfaz de red que debe saber comunicarse con el servidor.</text:p>
      <text:p text:style-name="P6"/>
      <text:p text:style-name="P6"><text:tab/></text:p>
      <text:p text:style-name="P6"><draw:frame draw:style-name="fr1" draw:name="gráficos2" text:anchor-type="char" svg:y="0cm" svg:width="10.156cm" svg:height="6.003cm" draw:z-index="0"><draw:image xlink:href="Pictures/1000020100000180000000E3B56A633D.png" xlink:type="simple" xlink:show="embed" xlink:actuate="onLoad"/></draw:frame></text:p>
      <text:p text:style-name="P6"><text:tab/>Cabría esperar que la labor de Swiftness fuera la de la traducción de las peticiones de bloques a directivas TCP, sin embargo dicha labor ya se encuentra cubierta por el módulo nbd(Network Block Device) que estudiaremos mas adelante. Con esto, la labor de Swiftness se reduce a implementar paquetes con las cabeceras adecuadas para que el servidor swift pueda ser gobernado por el módulo nbd.</text:p>
      <text:p text:style-name="P6"/>
      <text:list xml:id="list959342809" text:continue-numbering="true" text:style-name="WW8Num3">
        <text:list-item>
          <text:list>
            <text:list-item>
              <text:p text:style-name="P13">Dispositivos de bloques.</text:p>
            </text:list-item>
          </text:list>
        </text:list-item>
      </text:list>
      <text:p text:style-name="P6"><text:tab/>Los drivers dispositivos de bloques, dentro del código fuente de Linux, se alojan en el directorio drivers/block, y las interfaces que deben cumplir en el directorio include/linux. Como antes adelantábamos, dichos dispositivos disponen de grandes cantidades de información, dividida en bloques que no serán accedidos secuencialmente y es este hecho el que los diferencia de los dispositivos de caracteres. Debido a que tendremos que navegar a lo largo del dispositivo para acceder a la información, estos dispositivos ganan complejidad. La naturaleza de dichos dispositivos hacen al sistema altamente sensible a su disponibilidad.</text:p>
      <text:p text:style-name="P6"><text:tab/>El tamaño de un sector depende del dispositivo en cuestión, y es la unidad minima fundamental de un dispositivo de bloques. Aunque muchos dispositivos de bloques dispongan de un tamaño de sector de 512 bytes, esto no quiere decir que sea un tamaño estándar. El sistema operativo debe cumplir con ciertas restricciones a la ora de acceder a un dispositivo de bloque. Debe acceder a la información en bloques de tamaño múltiplo del tamaño de sector, el tamaño de este bloque, deberá ser potencia de dos(restricción que suele aplicarse también al tamaño de sector), <text:s/>y el tamaño de bloque no puede ser mayor que el tamaño de una página de información en memoria principal. Los tamaños más habituales son 512 bytes, 1 kilobytes, y 4 kilobytes.</text:p>
      <text:p text:style-name="P6"><text:tab/>Cada vez que un bloque es alojado en memoria principal, este es asociado a un buffer. Un buffer es un objeto que representa un bloque en memoria, y, dado que el núcleo requiere más <text:soft-page-break/>información que esta, cada buffer se asociará a un descriptor llamado buffer_head. Esta estructura almacenará datos como el estado del bloque, su página asociada, su tamaño, un puntero al comienzo de los datos, y el dispositivo al que pertenece, entre otros detalles. Puede consultarse la estructura en el fichero “include/linux/buffer_head.h”. Aunque mucha de esta información es necesaria para el núcleo, no deja de ser una sobrecarga y un consumo de espacio en memoria.</text:p>
      <text:p text:style-name="P6"><text:tab/>Otra estructura de importancia, es aquella que almacena la información de una operación de entrada/salida. Esta es la estructura bio(block input/output, detallada en el fichero “include/linux/bio.h”). Las operaciones se descritas por esta estructura operan sobre segmentos, o porciones de un buffer, que no tienen la obligación de estar alojadas de forma contigua en memoria principal. De esta forma, el núcleo puede operar con un sector repartido a lo largo de toda la memoria. La información de esta estructura es mayoritariamente informativa, y sus campos mas relevantes con bi_vcnt, bi_idx y bi_io_vec. Estas estructuras se organizan en un vector de estructuras llamadas bio_vec. El campo bi_io_vec, almacena la dirección su vector asociado, bi_idx, su posición dentro del vector, y bi_vcnt, el número de estructuras bio_vec en el vector. Dicho esto solo queda detallar que las estructuras bio_vec se encargan de almacenar la información relativa a la página de memoria donde se aloja el segmento, su tamaño, y el desplazamiento dentro de la <text:s/>página.</text:p>
      <text:p text:style-name="P6"><text:tab/>Con esta organización, el subsistema de entrada/salida de dispositivos de bloques de Linux es capaz de describir operaciones, ordenarlas a conveniencia(normalmente por proximidad de páginas dentro del almacenamiento masivo), añadir y eliminar operaciones con relativa facilidad, y utilizar distintos esquemas de acceso al dispositivo de bloques. El panorama general se asemejara a la siguiente figura:</text:p>
      <text:p text:style-name="P6"/>
      <text:p text:style-name="P6"><draw:frame draw:style-name="fr1" draw:name="gráficos3" text:anchor-type="char" svg:y="0cm" svg:width="10.315cm" svg:height="6.638cm" draw:z-index="1"><draw:image xlink:href="Pictures/1000020100000186000000FB25011A9E.png" xlink:type="simple" xlink:show="embed" xlink:actuate="onLoad"/></draw:frame></text:p>
      <text:p text:style-name="P6"><text:tab/>La forma en la que el sistema de ficheros virtual maneja todas estas estructuras, es a través de una estructura request_queue, que, como cuyo nombre indica, es una cola de peticiones. Mientras la cola no este vacía, el driver del dispositivo de bloques ir retirando peticiones, o estructuras request, de la cabeza de la cola y enviándole dichas peticiones al dispositivo que soporta. La estructura request está compuesta de una o más estructuras bio que operan sobre bloques consecutivos en el dispositivo. Estas estructuras vienen definidas en el fichero “include/linux/blkdev.h”.</text:p>
      <text:p text:style-name="P7"><text:s/></text:p>
      <text:p text:style-name="P6"><text:tab/>Estas colas de peticiones serán manejadas por los distintos organizadores de las operaciones de entrada/salida. Entre los organizadores más importantes nos encontramos, el ascensor de Linus(Linus Elevator Scheduler), el organizador por plazos(Deadline Scheduler), el organizador anticipado(Anticipatory Scheduler), el organizador de cola completamente justo(Complete Fair Queue Scheduler), y el organizador de no operación(Noop Scheduler).</text:p>
      <text:p text:style-name="P6"/>
      <text:list xml:id="list626866299" text:continue-numbering="true" text:style-name="WW8Num3">
        <text:list-item>
          <text:list>
            <text:list-item>
              <text:p text:style-name="P13"><text:soft-page-break/>Dispositivos de red.</text:p>
            </text:list-item>
          </text:list>
        </text:list-item>
      </text:list>
      <text:p text:style-name="P6"><text:tab/>Los dispositivos de red en Linux disponen de un comportamiento similar al de un dispositivo de bloques montado. Este debe registrarse en el núcleo del sistema operativo utilizando las estructuras habilitadas para tal efecto antes de que pueda transmitir o recibir ningún paquete. Aún así, parece razonable pensar que existen ciertas diferencias. Los dispositivos de red no disponen de un fichero en el directorio “/dev” que sirva de punto de acceso, puesto que sus operaciones principales ya no van a ser las de leer o escribir, sino las de transmitir o recibir. Además, utiliza un espacio de nombres distintos y provee al usuario de operaciones distintas, que operan sobre objetos diferentes en el núcleo. </text:p>
      <text:p text:style-name="P6"><text:tab/>Otra diferencia a subrayar es que un dispositivo de bloques actúa en consecuencia de una petición del núcleo, mientras que el dispositivo de red debe pedir al núcleo que procese el paquete que ha recibido asíncronamente. Esto implica que aunque el subsistema de red de este sistema operativo sea independiente del protocolo utilizado, su API sea completamente distinta.</text:p>
      <text:p text:style-name="P6"><text:tab/>La forma en que un dispositivo de red se registra en Linux es insertar una estructura net_device dentro de una lista global de dispositivos de red. Esta estructura se detalla en el fichero “include/linux/netdevice.h”, y engloba toda la información relativa a la comunicación del dispositivo de red, además de información relativa a los diferentes protocolos soportados por el sistema. Los campos de dicha estructura más importantes son el nombre, su estado, la estructura net_device del siguiente dispositivo en la lista de dispositivos de red, los campos relativos a su espacio de memoria relacionado, su dirección, puerto, irq y canal de DMA.</text:p>
      <text:p text:style-name="P6"><text:tab/>Para alojar dinámicamente la estructura se dispone de la función alloc_netdev, registrando el dispositivo en el núcleo. Sin embargo, tambien es posible hacer este registro mediante las funciones alloc_etherdev(Ethernet devices, “include/linux/etherdevice.h”), alloc_fcdev(Fiber-channel, “include/linux/fcdevice.h”), alloc_fddidev(FDDI devices, “include/linux/fddidevice.h”) o alloc_trdev(Token ring devices, “include/linux/trdevice.h”). La inicialización de las estructuras es realizada por dichas funciones, colocando unos parámetros por defecto que pueden ser modificados posteriormente. Dicha inicializacin la realiza la función ether_setup en el caso de llamar a alloc_etherdev.</text:p>
      <text:p text:style-name="P6"><text:tab/>En el caso de descargar el módulo de la memoria, debe utilizarse las funciones unregister_netdev y free_netdev para liberar todos los recursos registrados durante la inicialización del modulo.</text:p>
      <text:p text:style-name="P6"><text:tab/>Durante la apertura y cierre del dispositivo cabe destacar la necesidad de activar y desactivar el bit IFF_UP, del campo flag de la estructura netdevice, para cada correspondiente operación., la necesidad de copiar la dirección MAC del dispositivo a la estructura, y el uso de las funciones net_if_start_queue y net_if_stop_queue, para iniciar o detener las transferencias.</text:p>
      <text:p text:style-name="P6"><text:tab/>En las transmisiones de paquetes se dispone de la función hard_start_xmit, que encola el envio de un paquete de datos almacenado en la estructura socket buffer(struct sk_buff, detallada en el fichero ”include/linux/sk_buff.h”). Cualquier paquete que se vaya a transmitir por la interfaz de red debe pertenecer a un socket, puesto que el almacenamiento de entrada/salida <text:s/>de esta estructura son listas de estructuras sk_buff. El paquete debe de estar almacenado en la estructura tal y como deba aparecer en la interfaz física de red desde la que se vaya a enviar.</text:p>
      <text:p text:style-name="P6"><text:tab/>Es necesario que durante las transmisiones de controle el acceso concurrente a la función hard_start_xmit. Para ello se utiliza el mecanismo de spinlock. Si el dispositivo dispone de memoria limitada, debe controlarse además la detención y reanudación de la cola de transmisión. Esto se realiza mediante las funciones netif_stop_queue y netif_wake_queue. </text:p>
      <text:p text:style-name="P6"><text:tab/>Dichos dispositivos deben contemplar la posibilidad de fallo en las transmisiones a través de temporizadores, sin embargo, no es necesario que sea el driver quien se encargue de preparar este mecanismo. El driver solo requiere indicar el periodo de espera del temporizador anotándolo en el campo watchdog_timeo de la estructura net_device. Esta temporización se mide en Jiffies. En caso de expirar este tiempo, se llama al método tx_timeout.</text:p>
      <text:p text:style-name="P6"><text:tab/>La recepción de paquetes se controla de dos formas, mediante entrada/salida por interrupciones, o, en caso de redes de gran ancho de banda, por entrada/salida programada. Esto <text:soft-page-break/>último se debe a que en este tipo de redes, la sobrecarga de pasar de contextos de ejecución, a un contexto de interrupción impide que se aproveche adecuadamente el ancho de banda disponible. </text:p>
      <text:p text:style-name="P6"><text:tab/>Para la recepción controlada por interrupciones, se define una función de recepción que utilize la función dev_alloc_skb para reservar espacio para un paquete en memoria. Esta función será llamada por el manejador de interrupción del dispositivo, contexto de interrupción, para almacenar el paquete en memoria principal, donde será procesado posteriormente.</text:p>
      <text:p text:style-name="P6"><text:tab/>Es posible liberar el espacio de almacenamiento de un socket buffer mediante las funciones dev_kfree_skb(para contextos de ejecución), dev_kfree_skb_irq(para contextos de nterrupción) y dev_kfree_skb_any(para cualquier contexto).</text:p>
      <text:p text:style-name="P6"><text:tab/>Para la entrada/salida programada, se utiliza una API diferente llamada NAPI(New API) que modela el comportamiento programado del dispositivo. Un driver que implemente esta API debe ser capaz de deshabilitar la interrupción de recepción de paquetes, manteniendo las interrupciones para las transmisiones válidas y otros eventos. Además, deberá implementar una función poll que se dedique a preguntar a la interfaz de red si ha recibido algo. En caso de no recibir nada, se reactivará la interrupción de recepción y se mantendrá al dispositivo a la espera.</text:p>
      <text:p text:style-name="P6"/>
      <text:list xml:id="list536605698" text:continue-numbering="true" text:style-name="WW8Num3">
        <text:list-item>
          <text:list>
            <text:list-item>
              <text:p text:style-name="P13">Network Block Device.</text:p>
            </text:list-item>
          </text:list>
        </text:list-item>
      </text:list>
      <text:p text:style-name="P6"><text:tab/></text:p>
      <text:p text:style-name="P6"/>
      <text:list xml:id="list132905056" text:continue-numbering="true" text:style-name="WW8Num3">
        <text:list-item>
          <text:p text:style-name="P13">Glosario.</text:p>
        </text:list-item>
      </text:list>
      <text:p text:style-name="P6"><text:tab/></text:p>
      <text:p text:style-name="P6"/>
      <text:list xml:id="list1116451479" text:style-name="WW8Num6">
        <text:list-item>
          <text:p text:style-name="P20"><text:span text:style-name="T11">Cloud Storage: </text:span><text:span text:style-name="T1"><text:s/>almacenamiento en la nube, es decir, en internet.</text:span></text:p>
        </text:list-item>
        <text:list-item>
          <text:p text:style-name="P20"><text:span text:style-name="T11">Agilidad:</text:span><text:span text:style-name="T1"> <text:s/>capacidad de mover los datos al área adecuada para mejorar su disponibilidad.</text:span></text:p>
        </text:list-item>
        <text:list-item>
          <text:p text:style-name="P20"><text:span text:style-name="T11">Escalabilidad: </text:span><text:span text:style-name="T1">capacidad de manejar crecientes cargas de trabajo, o de adaptarse para ser capaces de soportarlas.</text:span></text:p>
        </text:list-item>
        <text:list-item>
          <text:p text:style-name="P20"><text:span text:style-name="T11">Elasticidad: </text:span><text:span text:style-name="T1">capacidad de escalarse mas allá limites impuestos por las condiciones del sistema.</text:span></text:p>
        </text:list-item>
        <text:list-item>
          <text:p text:style-name="P20"><text:span text:style-name="T11">Latencia: </text:span><text:span text:style-name="T1">Tiempo de espera, normalmente entre que se realiza una petición y se recibe una respuesta.</text:span></text:p>
        </text:list-item>
        <text:list-item>
          <text:p text:style-name="P20"><text:span text:style-name="T11">Persistencia: </text:span><text:span text:style-name="T1">Si existen distintas copias de un archivo, todas deben ser iguales.</text:span></text:p>
        </text:list-item>
        <text:list-item>
          <text:p text:style-name="P20"><text:span text:style-name="T11">Cluster: </text:span><text:span text:style-name="T1">Conjunto de sistemas informáticos que actúan como un solo sistema.</text:span></text:p>
        </text:list-item>
        <text:list-item>
          <text:p text:style-name="P20"><text:span text:style-name="T11">Nodo: </text:span><text:span text:style-name="T1">Sistema capaz de procesar información.</text:span></text:p>
        </text:list-item>
        <text:list-item>
          <text:p text:style-name="P20"><text:span text:style-name="T11">Multiusuario: </text:span><text:span text:style-name="T1">capacidad de que el recurso sea utilizado por varios usuarios concurrentemente.</text:span></text:p>
        </text:list-item>
        <text:list-item>
          <text:p text:style-name="P20"><text:span text:style-name="T11">Servicio distribuido: </text:span><text:span text:style-name="T1">servicio ofrecido por un conjunto de sistemas que actúa como un solo sistema.</text:span></text:p>
        </text:list-item>
        <text:list-item>
          <text:p text:style-name="P20"><text:span text:style-name="T11">API: </text:span><text:span text:style-name="T1">Application programming interface, interfaz de programación de la aplicación.</text:span></text:p>
        </text:list-item>
        <text:list-item>
          <text:p text:style-name="P20"><text:span text:style-name="T11">Tolerancia a fallos: </text:span><text:span text:style-name="T1">capacidad de soportar errores sin dejar sin servicio al cliente.</text:span></text:p>
        </text:list-item>
        <text:list-item>
          <text:p text:style-name="P20"><text:span text:style-name="T11">Redundancia de datos: </text:span><text:span text:style-name="T1">duplicación de datos, habitualmente para evitar su pérdida.</text:span></text:p>
        </text:list-item>
        <text:list-item>
          <text:p text:style-name="P20"><text:span text:style-name="T11">Software duradero: </text:span><text:span text:style-name="T1">software capaz de almacenar distintas versiones de un mismo fichero.</text:span></text:p>
        </text:list-item>
        <text:list-item>
          <text:p text:style-name="P20"><text:span text:style-name="T11">World Wide Web: </text:span><text:span text:style-name="T1">Sistema de enlace de documentos a través de internet.</text:span></text:p>
        </text:list-item>
        <text:list-item>
          <text:p text:style-name="P20"><text:span text:style-name="T11">Amazon EC2 Query Interface: </text:span><text:span text:style-name="T1">Interfaz de consultas de la plataforma de Cloud Computing de Amazon.</text:span></text:p>
        </text:list-item>
        <text:list-item>
          <text:p text:style-name="P20"><text:span text:style-name="T11">Amazon S3: </text:span><text:span text:style-name="T1">Sistema de almacenamiento propietario de la plataforma de Cloud Computing de Amazon.</text:span></text:p>
        </text:list-item>
        <text:list-item>
          <text:p text:style-name="P20"><text:span text:style-name="T11">Data store drivers: </text:span><text:span text:style-name="T1">Drivers de almacenamiento de datos.</text:span></text:p>
        </text:list-item>
        <text:list-item>
          <text:p text:style-name="P20"><text:span text:style-name="T11">Transfer manager drivers: </text:span><text:span text:style-name="T1">Drivers de gestión de transferencias.</text:span></text:p>
        </text:list-item>
        <text:list-item>
          <text:p text:style-name="P20"><text:span text:style-name="T11">Imagen virtual: </text:span><text:span text:style-name="T1">fichero que simula el disco duro de un ordenador para, en conjunto con la tecnología de virtualización, se pueda lanzar un sistema operativo con sus aplicaciones propias.</text:span></text:p>
        </text:list-item>
        <text:list-item>
          <text:p text:style-name="P20"><text:span text:style-name="T11">Sector:</text:span><text:span text:style-name="T1"> Unidad mínima de almacenamiento de un dispositivo de bloques.</text:span></text:p>
        </text:list-item>
        <text:list-item>
          <text:p text:style-name="P20"><text:span text:style-name="T11">Buffer:</text:span><text:span text:style-name="T1"> zona de memoria para alojar información.</text:span></text:p>
        </text:list-item>
        <text:list-item>
          <text:p text:style-name="P20"><text:soft-page-break/><text:span text:style-name="T11">Puntero:</text:span><text:span text:style-name="T1"> tipo abstracto de dato útil para referenciar direcciones de memoria.</text:span></text:p>
        </text:list-item>
        <text:list-item>
          <text:p text:style-name="P20"><text:span text:style-name="T11">Memoria principal:</text:span><text:span text:style-name="T1"> almacenamiento de instrucciones y datos principal del sistema físico.</text:span></text:p>
        </text:list-item>
        <text:list-item>
          <text:p text:style-name="P22"><text:span text:style-name="T4">Espacio de nombres:</text:span> juego de identificadores que permiten la desambiguación de homónimos.</text:p>
        </text:list-item>
        <text:list-item>
          <text:p text:style-name="P22"><text:span text:style-name="T11">IRQ: </text:span><text:span text:style-name="T1">Interrupt request, o n</text:span><text:span text:style-name="T5">úmero de interrupción del dispositivo para detener la ejecución de código en la CPU.</text:span></text:p>
        </text:list-item>
        <text:list-item>
          <text:p text:style-name="P21"><text:span text:style-name="T11">DMA: </text:span><text:span text:style-name="T1">Direct Memory Access, metodo de acceso a memoria en el que se delega la tarea del acceso a la información a un dispositivo intermedio que permita al procesador continuar con sus labores sin apenas provocandole mínimos retrasos.</text:span></text:p>
        </text:list-item>
        <text:list-item>
          <text:p text:style-name="P21"><text:span text:style-name="T11">Socket:</text:span><text:span text:style-name="T1"> Abstracción utilizada en los sistemas operativos Unix para representar una conexión de red.</text:span></text:p>
        </text:list-item>
        <text:list-item>
          <text:p text:style-name="P20"><text:span text:style-name="T11">Spinlock:</text:span><text:span text:style-name="T1"> Mecanismo de espera activa provocada cuando se requiere adquirir un recurso no disponible.</text:span></text:p>
        </text:list-item>
        <text:list-item>
          <text:p text:style-name="P20"><text:span text:style-name="T11">Jiffies:</text:span><text:span text:style-name="T1"> Unidad de tiempo mínima del núcleo de Linux.</text:span></text:p>
        </text:list-item>
      </text:list>
      <text:p text:style-name="P9"><text:tab/></text:p>
      <text:p text:style-name="P5"><text:span text:style-name="T6"><text:tab/></text:span><text:span text:style-name="T9">Referencias.</text:span></text:p>
      <text:p text:style-name="P1"/>
      <text:list xml:id="list563740374" text:style-name="WW8Num7">
        <text:list-item>
          <text:p text:style-name="P17">Wikipedia:</text:p>
          <text:list>
            <text:list-item>
              <text:p text:style-name="P23"><text:a xlink:type="simple" xlink:href="http://en.wikipedia.org/wiki/Cloud_computing_comparison"><text:span text:style-name="Internet_20_link"><text:span text:style-name="T7">http://en.wikipedia.org/wiki/Cloud_computing_comparison</text:span></text:span></text:a></text:p>
            </text:list-item>
            <text:list-item>
              <text:p text:style-name="P23"><text:a xlink:type="simple" xlink:href="http://en.wikipedia.org/wiki/OpenNebula"><text:span text:style-name="Internet_20_link"><text:span text:style-name="T7">http://en.wikipedia.org/wiki/OpenNebula</text:span></text:span></text:a></text:p>
            </text:list-item>
            <text:list-item>
              <text:p text:style-name="P23"><text:a xlink:type="simple" xlink:href="http://en.wikipedia.org/wiki/Nimbus_(cloud_computing"><text:span text:style-name="Internet_20_link"><text:span text:style-name="T7">http://en.wikipedia.org/wiki/Nimbus_(cloud_computing</text:span></text:span></text:a><text:span text:style-name="T5">)</text:span></text:p>
            </text:list-item>
            <text:list-item>
              <text:p text:style-name="P23"><text:a xlink:type="simple" xlink:href="http://en.wikipedia.org/wiki/Amazon_Elastic_Block_Store"><text:span text:style-name="Internet_20_link"><text:span text:style-name="T7">http://en.wikipedia.org/wiki/Amazon_Elastic_Block_Store</text:span></text:span></text:a></text:p>
            </text:list-item>
            <text:list-item>
              <text:p text:style-name="P23"><text:a xlink:type="simple" xlink:href="http://en.wikipedia.org/wiki/Eucalyptus_(computing)"><text:span text:style-name="Internet_20_link"><text:span text:style-name="T7">http://en.wikipedia.org/wiki/Eucalyptus_%28computing%29</text:span></text:span></text:a></text:p>
            </text:list-item>
            <text:list-item>
              <text:p text:style-name="P23"><text:a xlink:type="simple" xlink:href="http://en.wikipedia.org/wiki/Cloudstack"><text:span text:style-name="Internet_20_link"><text:span text:style-name="T7">http://en.wikipedia.org/wiki/Cloudstack</text:span></text:span></text:a><text:span text:style-name="T5"> </text:span></text:p>
            </text:list-item>
            <text:list-item>
              <text:p text:style-name="P23"><text:a xlink:type="simple" xlink:href="http://en.wikipedia.org/wiki/OpenQRM"><text:span text:style-name="Internet_20_link"><text:span text:style-name="T7">http://en.wikipedia.org/wiki/OpenQRM</text:span></text:span></text:a></text:p>
            </text:list-item>
            <text:list-item>
              <text:p text:style-name="P23"><text:a xlink:type="simple" xlink:href="http://en.wikipedia.org/wiki/Abiquo_Enterprise_Edition"><text:span text:style-name="Internet_20_link"><text:span text:style-name="T7">http://en.wikipedia.org/wiki/Abiquo_Enterprise_Edition</text:span></text:span></text:a><text:span text:style-name="T5"> </text:span></text:p>
            </text:list-item>
            <text:list-item>
              <text:p text:style-name="P23"><text:a xlink:type="simple" xlink:href="http://en.wikipedia.org/wiki/OpenStack"><text:span text:style-name="Internet_20_link"><text:span text:style-name="T5">http://en.wikipedia.org/wiki/OpenStack</text:span></text:span></text:a></text:p>
            </text:list-item>
          </text:list>
        </text:list-item>
        <text:list-item>
          <text:p text:style-name="P17">OpenNebula:</text:p>
          <text:list>
            <text:list-item>
              <text:p text:style-name="P23"><text:a xlink:type="simple" xlink:href="http://opennebula.org/documentation:rel3.6"><text:span text:style-name="Internet_20_link"><text:span text:style-name="T5">http://opennebula.org/documentation:rel3.6</text:span></text:span></text:a></text:p>
            </text:list-item>
          </text:list>
        </text:list-item>
        <text:list-item>
          <text:p text:style-name="P17">Nimbus:</text:p>
          <text:list>
            <text:list-item>
              <text:p text:style-name="P23"><text:a xlink:type="simple" xlink:href="http://www.nimbusproject.org/docs/2.9/"><text:span text:style-name="Internet_20_link"><text:span text:style-name="T5">http://www.nimbusproject.org/docs/2.9/</text:span></text:span></text:a><text:span text:style-name="T5"> </text:span></text:p>
            </text:list-item>
          </text:list>
        </text:list-item>
        <text:list-item>
          <text:p text:style-name="P17">CloudStack:</text:p>
          <text:list>
            <text:list-item>
              <text:p text:style-name="P23"><text:a xlink:type="simple" xlink:href="http://docs.cloudstack.org/CloudStack_Documentation"><text:span text:style-name="Internet_20_link"><text:span text:style-name="T5">http://docs.cloudstack.org/CloudStack_Documentation</text:span></text:span></text:a><text:span text:style-name="T5"> </text:span></text:p>
            </text:list-item>
          </text:list>
        </text:list-item>
        <text:list-item>
          <text:p text:style-name="P17">OpenQRM:</text:p>
          <text:list>
            <text:list-item>
              <text:p text:style-name="P23"><text:a xlink:type="simple" xlink:href="http://www.openqrm-enterprise.com/news/details/article/in-depth-documentation-of-openqrm-available.html"><text:span text:style-name="Internet_20_link"><text:span text:style-name="T5">http://www.openqrm-enterprise.com/news/details/article/in-depth-documentation-of-openqrm-available.html</text:span></text:span></text:a><text:span text:style-name="T5"> </text:span></text:p>
            </text:list-item>
          </text:list>
        </text:list-item>
        <text:list-item>
          <text:p text:style-name="P17">Abiquo:</text:p>
          <text:list>
            <text:list-item>
              <text:p text:style-name="P23"><text:a xlink:type="simple" xlink:href="http://community.abiquo.com/display/ABI20/Abiquo+Documentation+Home"><text:span text:style-name="Internet_20_link"><text:span text:style-name="T5">http://community.abiquo.com/display/ABI20/Abiquo+Documentation+Home</text:span></text:span></text:a></text:p>
            </text:list-item>
          </text:list>
        </text:list-item>
        <text:list-item>
          <text:p text:style-name="P17">OpenStack:</text:p>
          <text:list>
            <text:list-item>
              <text:p text:style-name="P23"><text:a xlink:type="simple" xlink:href="http://www.openstack.org/software/openstack-storage/"><text:span text:style-name="Internet_20_link"><text:span text:style-name="T7">http://www.openstack.org/software/openstack-storage/</text:span></text:span></text:a></text:p>
            </text:list-item>
            <text:list-item>
              <text:p text:style-name="P23"><text:a xlink:type="simple" xlink:href="http://docs.openstack.org/api/"><text:span text:style-name="Internet_20_link"><text:span text:style-name="T7">http://docs.openstack.org/api/</text:span></text:span></text:a></text:p>
            </text:list-item>
            <text:list-item>
              <text:p text:style-name="P23"><text:a xlink:type="simple" xlink:href="http://docs.openstack.org/developer/"><text:span text:style-name="Internet_20_link"><text:span text:style-name="T5">http://docs.openstack.org/developer/</text:span></text:span></text:a></text:p>
            </text:list-item>
            <text:list-item>
              <text:p text:style-name="P23"><text:span text:style-name="Internet_20_link"><text:span text:style-name="T5">http://docs.openstack.org/developer/swift/development_saio.html</text:span></text:span></text:p>
            </text:list-item>
          </text:list>
        </text:list-item>
        <text:list-item>
          <text:p text:style-name="P17">Linux Kernel Development – Robert Love, Editorial Addison Wesley.</text:p>
        </text:list-item>
        <text:list-item>
          <text:p text:style-name="P17">Linux Device Drivers – Jonathan Corbet, Alessandro Rubini and Greg KroaH-Hartman, Editorial O'Reilly.</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OpenSymbol" svg:font-family="OpenSymbol, 'Arial Unicode MS'"/>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DejaVu Sans1" style:font-size-asian="12pt" style:language-asian="zh" style:country-asian="CN" style:font-name-complex="DejaVu San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WW8Num1z4" style:family="text">
      <style:text-properties fo:font-size="14pt" fo:font-weight="bold" style:font-size-asian="14pt" style:font-weight-asian="bold" style:font-size-complex="14pt" style:font-weight-complex="bold"/>
    </style:style>
    <style:style style:name="WW8Num2z2" style:family="text">
      <style:text-properties fo:font-size="14pt" fo:font-weight="bold" style:font-size-asian="14pt" style:font-weight-asian="bold" style:font-size-complex="14pt" style:font-weight-complex="bold"/>
    </style:style>
    <style:style style:name="WW8Num3z0" style:family="text">
      <style:text-properties fo:font-size="14pt" fo:font-weight="bold" style:font-size-asian="14pt" style:font-weight-asian="bold" style:font-size-complex="14pt" style:font-weight-complex="bold"/>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Absatz-Standardschriftart" style:family="text"/>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z2"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0"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635cm" fo:margin-left="0.019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616cm" fo:text-indent="-0.635cm" fo:margin-left="0.616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2T19:00:25</meta:creation-date>
    <dc:date>2012-08-13T19:46:18</dc:date>
    <meta:editing-cycles>58</meta:editing-cycles>
    <meta:editing-duration>PT11H23M36S</meta:editing-duration>
    <meta:generator>LibreOffice/3.5$Linux_x86 LibreOffice_project/350m1$Build-3</meta:generator>
    <meta:document-statistic meta:table-count="0" meta:image-count="3" meta:object-count="0" meta:page-count="9" meta:paragraph-count="157" meta:word-count="4252" meta:character-count="28667" meta:non-whitespace-character-count="24571"/>
    <meta:user-defined meta:name="Información 1"/>
    <meta:user-defined meta:name="Información 2"/>
    <meta:user-defined meta:name="Información 3"/>
    <meta:user-defined meta:name="Información 4"/>
  </office:meta>
</office:document-meta>
</file>